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chapter_20_title">
      <style:text-properties officeooo:paragraph-rsid="0016eb6e"/>
    </style:style>
    <style:style style:name="P2" style:family="paragraph" style:parent-style-name="Darktable_20_heading_20_1">
      <style:text-properties officeooo:paragraph-rsid="0016eb6e"/>
    </style:style>
    <style:style style:name="T1" style:family="text">
      <style:text-properties officeooo:rsid="0016e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arktable_20_chapter_20_number">1</text:p>
      <text:p text:style-name="P1"><text:span text:style-name="T1">A simple tutorial</text:span></text:p>
      <text:p text:style-name="Darktable_20_text">Th<text:span text:style-name="T1">is</text:span> chapter <text:span text:style-name="T1">will briefly introduce you the user interface (UI) of Darktable</text:span>.</text:p>
      <text:h text:style-name="P2" text:outline-level="2"><text:span text:style-name="T1">Starting darktable</text:span></text:h>
      <text:p text:style-name="Text_20_body">The first chapter section text.</text:p>
      <text:h text:style-name="Darktable_20_heading_20_2" text:outline-level="3" text:is-list-header="true">Subsection title</text:h>
      <text:p text:style-name="Text_20_body">Subsection text</text:p>
      <text:h text:style-name="P2" text:outline-level="2"><text:span text:style-name="T1">Importing a film roll</text:span></text:h>
      <text:h text:style-name="P2" text:outline-level="2"><text:span text:style-name="T1">Developing one (or more) photo(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0984in" fo:text-indent="0in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in" fo:margin-bottom="0.5902in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in" fo:margin-right="0in" fo:margin-top="0.1575in" fo:margin-bottom="0.0783in" fo:hyphenation-ladder-count="no-limit" fo:text-indent="0in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1in" fo:margin-bottom="1in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/>
    <style:style style:name="Darktable_20_heading_20_2" style:display-name="Darktable heading 2" style:family="paragraph" style:parent-style-name="Heading_20_2" style:default-outline-level="3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23:55:58</meta:creation-date>
    <meta:editing-duration>PT00H03M12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9" meta:word-count="36" meta:character-count="229"/>
    <dc:date>2011-03-20T23:59:06</dc:date>
  </office:meta>
</office:document-meta>
</file>